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428cm" fo:min-width="6.07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45cm" fo:min-width="8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4.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226cm" fo:min-width="4.52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38cm" fo:min-width="5.1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9.3cm" svg:height="5.2cm" svg:x="4.6cm" svg:y="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4cm" svg:height="5.7cm" svg:x="1.4cm" svg:y="10.3cm">
          <text:p text:style-name="P1">Wybierz liczby</text:p>
          <text:p text:style-name="P1">Od przedziału 10 do 100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.4cm" svg:height="4.8cm" svg:x="0.2cm" svg:y="17.7cm">
          <text:p text:style-name="P1">Jeżeli liczba</text:p>
          <text:p text:style-name="P1">Jest podzielna </text:p>
          <text:p text:style-name="P1">Przez 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7.1cm" svg:height="3.5cm" svg:x="3.4cm" svg:y="24.3cm">
          <text:p text:style-name="P1">Wydrukuj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8cm" svg:height="3.8cm" svg:x="11.6cm" svg:y="20.3cm">
          <text:p text:style-name="P1">Nie drukuj je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cm" svg:y1="9.3cm" svg:x2="9.3cm" svg:y2="9.2cm">
          <text:p/>
        </draw:line>
        <draw:line draw:style-name="gr6" draw:text-style-name="P4" draw:layer="layout" svg:x1="9.3cm" svg:y1="9.1cm" svg:x2="5.4cm" svg:y2="10.3cm">
          <text:p/>
        </draw:line>
        <draw:line draw:style-name="gr6" draw:text-style-name="P4" draw:layer="layout" svg:x1="5.1cm" svg:y1="15.9cm" svg:x2="4.8cm" svg:y2="17.8cm">
          <text:p/>
        </draw:line>
        <draw:connector draw:style-name="gr7" draw:text-style-name="P1" draw:layer="layout" svg:x1="4.9cm" svg:y1="22.5cm" svg:x2="6.95cm" svg:y2="24.3cm" draw:start-shape="id1" draw:start-glue-point="6" draw:end-shape="id2" draw:end-glue-point="4" svg:d="M4900 22500v901h2050v899" svg:viewBox="0 0 2051 1801">
          <text:p text:style-name="P1">Tak</text:p>
          <text:p text:style-name="P1"/>
        </draw:connector>
        <draw:connector draw:style-name="gr7" draw:text-style-name="P1" draw:layer="layout" svg:x1="9.6cm" svg:y1="20.1cm" svg:x2="15.6cm" svg:y2="20.3cm" draw:start-shape="id1" draw:start-glue-point="7" draw:end-shape="id3" draw:end-glue-point="4" svg:d="M9600 20100h1001v-301h4999v501" svg:viewBox="0 0 6001 502">
          <text:p text:style-name="P1">Nie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1:23:15.504000000</meta:creation-date>
    <dc:date>2018-10-02T21:26:14.129000000</dc:date>
    <meta:editing-duration>PT2M58S</meta:editing-duration>
    <meta:editing-cycles>1</meta:editing-cycles>
    <meta:document-statistic meta:object-count="10"/>
    <meta:generator>LibreOffice/5.0.0.5$Windows_x86 LibreOffice_project/1b1a90865e348b492231e1c451437d7a15bb262b</meta:generator>
  </office:meta>
</office:document-meta>
</file>